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abc1" officeooo:paragraph-rsid="0005abc1"/>
    </style:style>
    <style:style style:name="P2" style:family="paragraph" style:parent-style-name="Standard">
      <style:text-properties officeooo:rsid="0005abc1" officeooo:paragraph-rsid="00203ff5"/>
    </style:style>
    <style:style style:name="P3" style:family="paragraph" style:parent-style-name="Standard">
      <style:text-properties officeooo:rsid="0005abc1" officeooo:paragraph-rsid="0020da7a"/>
    </style:style>
    <style:style style:name="P4" style:family="paragraph" style:parent-style-name="Standard">
      <style:text-properties fo:font-style="italic" fo:font-weight="bold" officeooo:rsid="0005abc1" officeooo:paragraph-rsid="00094bc4" style:font-style-asian="italic" style:font-weight-asian="bold" style:font-style-complex="italic" style:font-weight-complex="bold"/>
    </style:style>
    <style:style style:name="P5" style:family="paragraph" style:parent-style-name="Standard">
      <style:text-properties fo:font-style="italic" fo:font-weight="bold" officeooo:rsid="0005abc1" officeooo:paragraph-rsid="000a1223" style:font-style-asian="italic" style:font-weight-asian="bold" style:font-style-complex="italic" style:font-weight-complex="bold"/>
    </style:style>
    <style:style style:name="P6" style:family="paragraph" style:parent-style-name="Standard">
      <style:text-properties fo:font-style="italic" fo:font-weight="bold" officeooo:rsid="0005abc1" officeooo:paragraph-rsid="00203ff5" style:font-style-asian="italic" style:font-weight-asian="bold" style:font-style-complex="italic" style:font-weight-complex="bold"/>
    </style:style>
    <style:style style:name="P7" style:family="paragraph" style:parent-style-name="Standard">
      <style:text-properties fo:font-style="italic" fo:font-weight="bold" officeooo:rsid="0005abc1" officeooo:paragraph-rsid="0020da7a" style:font-style-asian="italic" style:font-weight-asian="bold" style:font-style-complex="italic" style:font-weight-complex="bold"/>
    </style:style>
    <style:style style:name="P8" style:family="paragraph" style:parent-style-name="Standard">
      <style:text-properties fo:font-style="italic" fo:font-weight="bold" officeooo:rsid="001520b4" officeooo:paragraph-rsid="001520b4" style:font-style-asian="italic" style:font-weight-asian="bold" style:font-style-complex="italic" style:font-weight-complex="bold"/>
    </style:style>
    <style:style style:name="P9" style:family="paragraph" style:parent-style-name="Standard">
      <style:text-properties fo:font-style="italic" fo:font-weight="bold" officeooo:rsid="0020da7a" officeooo:paragraph-rsid="0020da7a" style:font-style-asian="italic" style:font-weight-asian="bold" style:font-style-complex="italic" style:font-weight-complex="bold"/>
    </style:style>
    <style:style style:name="P10" style:family="paragraph" style:parent-style-name="Standard">
      <style:text-properties officeooo:rsid="000a99c3" officeooo:paragraph-rsid="000a99c3"/>
    </style:style>
    <style:style style:name="P11" style:family="paragraph" style:parent-style-name="Standard">
      <style:text-properties officeooo:rsid="000a99c3" officeooo:paragraph-rsid="000c969e"/>
    </style:style>
    <style:style style:name="P12" style:family="paragraph" style:parent-style-name="Standard">
      <style:text-properties officeooo:rsid="000c24cb" officeooo:paragraph-rsid="000c24cb"/>
    </style:style>
    <style:style style:name="P13" style:family="paragraph" style:parent-style-name="Standard">
      <style:text-properties officeooo:rsid="000c969e" officeooo:paragraph-rsid="000c969e"/>
    </style:style>
    <style:style style:name="P14" style:family="paragraph" style:parent-style-name="Standard">
      <style:text-properties officeooo:paragraph-rsid="000c969e"/>
    </style:style>
    <style:style style:name="P15" style:family="paragraph" style:parent-style-name="Standard">
      <style:text-properties officeooo:rsid="00118e22" officeooo:paragraph-rsid="00118e22"/>
    </style:style>
    <style:style style:name="P16" style:family="paragraph" style:parent-style-name="Standard">
      <style:text-properties officeooo:paragraph-rsid="00118e22"/>
    </style:style>
    <style:style style:name="P17" style:family="paragraph" style:parent-style-name="Standard">
      <style:text-properties officeooo:paragraph-rsid="00120f6d"/>
    </style:style>
    <style:style style:name="P18" style:family="paragraph" style:parent-style-name="Standard">
      <style:text-properties officeooo:paragraph-rsid="000a99c3"/>
    </style:style>
    <style:style style:name="P19" style:family="paragraph" style:parent-style-name="Standard">
      <style:text-properties fo:font-style="normal" fo:font-weight="normal" officeooo:rsid="0015e6ed" officeooo:paragraph-rsid="0015e6ed" style:font-style-asian="normal" style:font-weight-asian="normal" style:font-style-complex="normal" style:font-weight-complex="normal"/>
    </style:style>
    <style:style style:name="P20" style:family="paragraph" style:parent-style-name="Standard">
      <style:text-properties fo:font-style="normal" fo:font-weight="normal" officeooo:rsid="00203ff5" officeooo:paragraph-rsid="00203ff5" style:font-style-asian="normal" style:font-weight-asian="normal" style:font-style-complex="normal" style:font-weight-complex="normal"/>
    </style:style>
    <style:style style:name="P21" style:family="paragraph" style:parent-style-name="Standard">
      <style:text-properties fo:font-style="normal" fo:font-weight="normal" officeooo:rsid="0020da7a" officeooo:paragraph-rsid="0020da7a" style:font-style-asian="normal" style:font-weight-asian="normal" style:font-style-complex="normal" style:font-weight-complex="normal"/>
    </style:style>
    <style:style style:name="P22" style:family="paragraph" style:parent-style-name="Standard">
      <style:text-properties fo:font-style="normal" fo:font-weight="normal" officeooo:rsid="0023af11" officeooo:paragraph-rsid="0023af11" style:font-style-asian="normal" style:font-weight-asian="normal" style:font-style-complex="normal" style:font-weight-complex="normal"/>
    </style:style>
    <style:style style:name="P23" style:family="paragraph" style:parent-style-name="Standard">
      <style:text-properties fo:font-style="normal" fo:font-weight="normal" officeooo:rsid="00248342" officeooo:paragraph-rsid="0015e6ed" style:font-style-asian="normal" style:font-weight-asian="normal" style:font-style-complex="normal" style:font-weight-complex="normal"/>
    </style:style>
    <style:style style:name="P24" style:family="paragraph" style:parent-style-name="Standard">
      <style:text-properties fo:font-style="normal" fo:font-weight="normal" officeooo:rsid="00248342" officeooo:paragraph-rsid="00248342" style:font-style-asian="normal" style:font-weight-asian="normal" style:font-style-complex="normal" style:font-weight-complex="normal"/>
    </style:style>
    <style:style style:name="P25" style:family="paragraph" style:parent-style-name="Standard">
      <style:text-properties fo:font-style="normal" fo:font-weight="normal" officeooo:rsid="0025fc78" officeooo:paragraph-rsid="0025fc78" style:font-style-asian="normal" style:font-weight-asian="normal" style:font-style-complex="normal" style:font-weight-complex="normal"/>
    </style:style>
    <style:style style:name="P26" style:family="paragraph" style:parent-style-name="Standard">
      <style:text-properties fo:font-style="normal" fo:font-weight="normal" officeooo:rsid="00294779" officeooo:paragraph-rsid="0015e6ed" style:font-style-asian="normal" style:font-weight-asian="normal" style:font-style-complex="normal" style:font-weight-complex="normal"/>
    </style:style>
    <style:style style:name="P27" style:family="paragraph" style:parent-style-name="Standard">
      <style:text-properties fo:font-style="normal" fo:font-weight="normal" officeooo:rsid="002b0f31" officeooo:paragraph-rsid="002b0f31" style:font-style-asian="normal" style:font-weight-asian="normal" style:font-style-complex="normal" style:font-weight-complex="normal"/>
    </style:style>
    <style:style style:name="P28" style:family="paragraph" style:parent-style-name="Standard">
      <style:text-properties officeooo:rsid="00171798" officeooo:paragraph-rsid="00171798"/>
    </style:style>
    <style:style style:name="P29" style:family="paragraph" style:parent-style-name="Standard">
      <style:text-properties officeooo:rsid="001e0726" officeooo:paragraph-rsid="001e0726"/>
    </style:style>
    <style:style style:name="P30" style:family="paragraph" style:parent-style-name="Standard">
      <style:text-properties officeooo:rsid="001f3795" officeooo:paragraph-rsid="001f3795"/>
    </style:style>
    <style:style style:name="P31" style:family="paragraph" style:parent-style-name="Standard">
      <style:text-properties officeooo:rsid="0015086d" officeooo:paragraph-rsid="000e36cb"/>
    </style:style>
    <style:style style:name="P32" style:family="paragraph" style:parent-style-name="Standard">
      <style:text-properties officeooo:rsid="002226e5" officeooo:paragraph-rsid="002226e5"/>
    </style:style>
    <style:style style:name="P33" style:family="paragraph" style:parent-style-name="Standard">
      <style:text-properties officeooo:rsid="000c969e" officeooo:paragraph-rsid="00324ab8"/>
    </style:style>
    <style:style style:name="P34" style:family="paragraph" style:parent-style-name="Standard" style:list-style-name="L1">
      <style:text-properties officeooo:paragraph-rsid="00324ab8"/>
    </style:style>
    <style:style style:name="P35" style:family="paragraph" style:parent-style-name="Standard">
      <style:text-properties officeooo:paragraph-rsid="00324ab8"/>
    </style:style>
    <style:style style:name="P36" style:family="paragraph" style:parent-style-name="Standard" style:list-style-name="L2">
      <style:text-properties officeooo:paragraph-rsid="00324ab8"/>
    </style:style>
    <style:style style:name="T1" style:family="text">
      <style:text-properties officeooo:rsid="0007acf3"/>
    </style:style>
    <style:style style:name="T2" style:family="text">
      <style:text-properties officeooo:rsid="000a1223"/>
    </style:style>
    <style:style style:name="T3" style:family="text">
      <style:text-properties officeooo:rsid="000c24cb"/>
    </style:style>
    <style:style style:name="T4" style:family="text">
      <style:text-properties officeooo:rsid="000e29ee"/>
    </style:style>
    <style:style style:name="T5" style:family="text">
      <style:text-properties officeooo:rsid="00113ba9"/>
    </style:style>
    <style:style style:name="T6" style:family="text">
      <style:text-properties officeooo:rsid="00118e22"/>
    </style:style>
    <style:style style:name="T7" style:family="text">
      <style:text-properties officeooo:rsid="000a99c3"/>
    </style:style>
    <style:style style:name="T8" style:family="text">
      <style:text-properties officeooo:rsid="00120f6d"/>
    </style:style>
    <style:style style:name="T9" style:family="text">
      <style:text-properties officeooo:rsid="001520b4"/>
    </style:style>
    <style:style style:name="T10" style:family="text">
      <style:text-properties officeooo:rsid="00171798"/>
    </style:style>
    <style:style style:name="T11" style:family="text">
      <style:text-properties officeooo:rsid="0018ca53"/>
    </style:style>
    <style:style style:name="T12" style:family="text">
      <style:text-properties officeooo:rsid="001bd08c"/>
    </style:style>
    <style:style style:name="T13" style:family="text">
      <style:text-properties officeooo:rsid="001caa17"/>
    </style:style>
    <style:style style:name="T14" style:family="text">
      <style:text-properties officeooo:rsid="001de419"/>
    </style:style>
    <style:style style:name="T15" style:family="text">
      <style:text-properties officeooo:rsid="001f3795"/>
    </style:style>
    <style:style style:name="T16" style:family="text">
      <style:text-properties officeooo:rsid="002226e5"/>
    </style:style>
    <style:style style:name="T17" style:family="text">
      <style:text-properties officeooo:rsid="0023af11"/>
    </style:style>
    <style:style style:name="T18" style:family="text">
      <style:text-properties officeooo:rsid="002b40c1"/>
    </style:style>
    <style:style style:name="T19" style:family="text">
      <style:text-properties officeooo:rsid="002baeb9"/>
    </style:style>
    <style:style style:name="T20" style:family="text">
      <style:text-properties officeooo:rsid="002c75d4"/>
    </style:style>
    <style:style style:name="T21" style:family="text">
      <style:text-properties officeooo:rsid="002d9adc"/>
    </style:style>
    <style:style style:name="T22" style:family="text">
      <style:text-properties officeooo:rsid="002dcd08"/>
    </style:style>
    <style:style style:name="T23" style:family="text">
      <style:text-properties officeooo:rsid="002e4ab9"/>
    </style:style>
    <style:style style:name="T24" style:family="text">
      <style:text-properties officeooo:rsid="00302542"/>
    </style:style>
    <style:style style:name="T25" style:family="text">
      <style:text-properties officeooo:rsid="0030d24f"/>
    </style:style>
    <style:style style:name="T26" style:family="text">
      <style:text-properties officeooo:rsid="00324ab8"/>
    </style:style>
    <style:style style:name="T27" style:family="text">
      <style:text-properties officeooo:rsid="0034d7cb"/>
    </style:style>
    <style:style style:name="T28" style:family="text">
      <style:text-properties officeooo:rsid="00368830"/>
    </style:style>
    <style:style style:name="T29" style:family="text">
      <style:text-properties officeooo:rsid="0037b13f"/>
    </style:style>
    <style:style style:name="T30" style:family="text">
      <style:text-properties officeooo:rsid="003813c7"/>
    </style:style>
    <style:style style:name="T31" style:family="text">
      <style:text-properties officeooo:rsid="00384c3d"/>
    </style:style>
    <style:style style:name="T32" style:family="text">
      <style:text-properties officeooo:rsid="0039fd2d"/>
    </style:style>
    <style:style style:name="T33" style:family="text">
      <style:text-properties officeooo:rsid="003a14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What this report is for</text:p>
      <text:p text:style-name="P1"/>
      <text:p text:style-name="P1"/>
      <text:p text:style-name="P1"/>
      <text:p text:style-name="P1">Project scope:</text:p>
      <text:p text:style-name="P1"/>
      <text:p text:style-name="P1">what are the aims for the project</text:p>
      <text:p text:style-name="P1"/>
      <text:p text:style-name="P1"/>
      <text:p text:style-name="P1"/>
      <text:p text:style-name="P1">Technologys :</text:p>
      <text:p text:style-name="P1"/>
      <text:p text:style-name="P1"/>
      <text:p text:style-name="P1">the technichs that I am using</text:p>
      <text:p text:style-name="P1"/>
      <text:p text:style-name="P1"/>
      <text:p text:style-name="P1"/>
      <text:p text:style-name="P1">Work achieve:</text:p>
      <text:p text:style-name="P1"/>
      <text:p text:style-name="P1">what I did</text:p>
      <text:p text:style-name="P1"/>
      <text:p text:style-name="P1"/>
      <text:p text:style-name="P1"/>
      <text:p text:style-name="P1">Challenges:</text:p>
      <text:p text:style-name="P1"/>
      <text:p text:style-name="P1">Difficults that I experienced</text:p>
      <text:p text:style-name="P1"/>
      <text:p text:style-name="P1"/>
      <text:p text:style-name="P1">Personal reflexion:</text:p>
      <text:p text:style-name="P1"/>
      <text:p text:style-name="P1">what was good on this project</text:p>
      <text:p text:style-name="P1">what I learrned</text:p>
      <text:p text:style-name="P1"/>
      <text:p text:style-name="P1">conclusion:</text:p>
      <text:p text:style-name="P1"/>
      <text:p text:style-name="P1">summaryze <text:s/>everyth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text:span text:style-name="T9">Introduction:</text:span></text:p>
      <text:p text:style-name="P8">what <text:span text:style-name="T18">is</text:span> <text:span text:style-name="T18">this </text:span>report <text:span text:style-name="T18">for?</text:span></text:p>
      <text:p text:style-name="P8"/>
      <text:p text:style-name="P8"/>
      <text:p text:style-name="P19">This report <text:span text:style-name="T10">will describe the work I did in my Science without Borders summer project at the University of Glasgow School of Computing Science. I will outline the aims of the project, the technologies I used on the project, what I achieved, what difficulties I experienced and what was good about this project.</text:span></text:p>
      <text:p text:style-name="P26"/>
      <text:p text:style-name="P27">On this paper, it will show the progress of the project and the activities that the student did.</text:p>
      <text:p text:style-name="P23"/>
      <text:p text:style-name="P19"><text:s/></text:p>
      <text:p text:style-name="P19"/>
      <text:p text:style-name="P1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
      <text:p text:style-name="P1"/>
      <text:p text:style-name="P1"><text:tab/><text:span text:style-name="T1">Project Scope:</text:span></text:p>
      <text:p text:style-name="P4">what are the aims for the project?</text:p>
      <text:p text:style-name="P1"/>
      <text:p text:style-name="P28">The <text:span text:style-name="T19">main </text:span>aim of the project is to <text:span text:style-name="T19">perform</text:span> an empirical analysis on <text:span text:style-name="T19">Java application benchmark behaviour</text:span>, using knowledge of data mining and <text:span text:style-name="T16">approximate</text:span> data structure<text:span text:style-name="T19">s</text:span>.</text:p>
      <text:p text:style-name="P28"/>
      <text:p text:style-name="P28"><text:span text:style-name="T20">I</text:span> <text:span text:style-name="T20">will </text:span>analyse the data and find some relationship between <text:span text:style-name="T20">library method invocations and subsequent application behaviour</text:span>, <text:span text:style-name="T11">then focus on the most relevant data points.</text:span></text:p>
      <text:p text:style-name="P32">The project will <text:span text:style-name="T21">make use of approximate data structures, so that a single run of a Java benchmark may eliminate some data storage operations. For each benchmark, I want to </text:span>produce a graph showing the <text:span text:style-name="T21">probability</text:span> that the <text:span text:style-name="T21">benchmark</text:span> will run without problems, <text:span text:style-name="T21">plotted against the amount of data that has been eliminated.</text:span> <text:span text:style-name="T22">Further analysis will allow me to determine which are</text:span> the best value<text:span text:style-name="T22">s</text:span> to <text:span text:style-name="T22">eliminate, without causing crashes (due to missing data).</text:span></text:p>
      <text:p text:style-name="P32"/>
      <text:p text:style-name="P32">For doing this kind of <text:span text:style-name="T23">analysis</text:span> <text:span text:style-name="T23">I</text:span> will need to use many technologies <text:span text:style-name="T23">which I had not previously experienced, e.g.</text:span> AspectJ and Weka.</text:p>
      <text:p text:style-name="P32"/>
      <text:p text:style-name="P32"><text:span text:style-name="T24">One benefit of the</text:span> project is <text:span text:style-name="T24">that I will</text:span> <text:span text:style-name="T17">learn how to use some important software engineering tools that will be helpful for my future studies.</text:span></text:p>
      <text:p text:style-name="P1"/>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tab/><text:span text:style-name="T2">Technology:</text:span></text:p>
      <text:p text:style-name="P5"><text:span text:style-name="T25">which</text:span> techni<text:span text:style-name="T25">que</text:span>s am <text:span text:style-name="T25">I </text:span>using?</text:p>
      <text:p text:style-name="P5"/>
      <text:p text:style-name="P33"><text:span text:style-name="T4">The tools used to do this project were: </text:span></text:p>
      <text:list xml:id="list4001046273071652399" text:style-name="L1">
        <text:list-item>
          <text:p text:style-name="P34"><text:span text:style-name="T4">github</text:span></text:p>
        </text:list-item>
        <text:list-item>
          <text:p text:style-name="P34"><text:span text:style-name="T4">bitbucket</text:span></text:p>
        </text:list-item>
        <text:list-item>
          <text:p text:style-name="P34"><text:span text:style-name="T4">eclipse</text:span></text:p>
        </text:list-item>
        <text:list-item>
          <text:p text:style-name="P34"><text:span text:style-name="T4">Weka</text:span></text:p>
        </text:list-item>
        <text:list-item>
          <text:p text:style-name="P34"><text:span text:style-name="T4">Aspectj</text:span></text:p>
        </text:list-item>
      </text:list>
      <text:p text:style-name="P35"/>
      <text:p text:style-name="P35"><text:span text:style-name="T26">The techniques I used in this project include:</text:span></text:p>
      <text:list xml:id="list2335418477394891656" text:style-name="L2">
        <text:list-item>
          <text:p text:style-name="P36"><text:span text:style-name="T26">load time aspect weaving</text:span></text:p>
        </text:list-item>
        <text:list-item>
          <text:p text:style-name="P36"><text:span text:style-name="T26">Java benchmarking with the DaCapo suite</text:span></text:p>
        </text:list-item>
        <text:list-item>
          <text:p text:style-name="P36"><text:span text:style-name="T26">logfile generation and processing with tinylog</text:span></text:p>
        </text:list-item>
        <text:list-item>
          <text:p text:style-name="P36"><text:span text:style-name="T26">object-oriented design patterns (e.g. Singleton)</text:span></text:p>
        </text:list-item>
      </text:list>
      <text:p text:style-name="P13"/>
      <text:p text:style-name="P15"/>
      <text:p text:style-name="P16"><text:span text:style-name="T5">Github: It </text:span>is a web-based Git<text:span text:style-name="T6"> </text:span><text:s/>repository hosting servic<text:span text:style-name="T6">e where you can share your code with others.</text:span></text:p>
      <text:p text:style-name="P15"><text:s/><text:tab/>It was used to share the code with the professor responsible for this project.</text:p>
      <text:p text:style-name="P11"/>
      <text:p text:style-name="P17"><text:span text:style-name="T8">Bitbucket: It </text:span>is a <text:span text:style-name="T8">web-base hosting service</text:span> for projects that use either the <text:span text:style-name="T8">Mercurial</text:span> (since launch) or <text:span text:style-name="T8">Git</text:span> (since October 2011) <text:span text:style-name="T8">revision control</text:span> systems, <text:span text:style-name="T8">very similar to Github. </text:span></text:p>
      <text:p text:style-name="P17"><text:tab/><text:span text:style-name="T8">It was used to have access to previous data offer by the professor.</text:span><text:tab/> </text:p>
      <text:p text:style-name="P1"/>
      <text:p text:style-name="P14"><text:span text:style-name="T8">Eclipse: It</text:span> is an <text:span text:style-name="T8">integrated development environment</text:span> (IDE). It contains a base <text:span text:style-name="T8">workspace</text:span> and an extensible <text:span text:style-name="T8">plug-in</text:span> system for customizing the environment. </text:p>
      <text:p text:style-name="P14"><text:tab/><text:span text:style-name="T8">It was used to develop the java application for analyse the data.</text:span></text:p>
      <text:p text:style-name="P1"/>
      <text:p text:style-name="P18"><text:span text:style-name="T7">Weka: Weka</text:span>(Waikato Environment for Knowledge Analysis) is a popular suite of <text:span text:style-name="T8">machine learning </text:span>software written in <text:span text:style-name="T8">Java</text:span>, developed at the <text:span text:style-name="T8">University of Waikato</text:span>, <text:span text:style-name="T8">New Zealand</text:span>. Weka is <text:span text:style-name="T8">free software</text:span> available under the <text:span text:style-name="T8">GNU General Public License</text:span>.</text:p>
      <text:p text:style-name="P10"/>
      <text:p text:style-name="P10">Aspectj<text:span text:style-name="T3">: AspectJ is an aspect oriented programming extension for the Java programming language.</text:span></text:p>
      <text:p text:style-name="P10"><text:tab/><text:span text:style-name="T12">It was used to improve the modularity of the code.</text:span></text:p>
      <text:p text:style-name="P10"/>
      <text:p text:style-name="P10"/>
      <text:p text:style-name="P10"><text:span text:style-name="T13">Load </text:span>time weaving: <text:span text:style-name="T14">Load time weaving is a weaving process used when it is run aspectj.</text:span></text:p>
      <text:p text:style-name="P10"><text:tab/><text:span text:style-name="T14">It was used to make the less effort when the code is run.</text:span></text:p>
      <text:p text:style-name="P10"/>
      <text:p text:style-name="P10"/>
      <text:p text:style-name="P29">Tinylog: Tinylog is a minimalist logger for Java.</text:p>
      <text:p text:style-name="P29"><text:tab/>It was used <text:span text:style-name="T15">because it is a good lightweight alternative to be used instead of the classical logging frameworks.</text:span></text:p>
      <text:p text:style-name="P29"/>
      <text:p text:style-name="P30">Singleton pattern: Singleton pattern is a design pattern that restricts the instantiation of a class to one object. </text:p>
      <text:p text:style-name="P30"><text:soft-page-break/><text:tab/>It was used to make the code operate more efficiently.</text:p>
      <text:p text:style-name="P29"/>
      <text:p text:style-name="P29">Dacapo benchmarks: </text:p>
      <text:p text:style-name="P12"/>
      <text:p text:style-name="P12"/>
      <text:p text:style-name="P12"/>
      <text:p text:style-name="P12"/>
      <text:p text:style-name="P12"/>
      <text:p text:style-name="P12"/>
      <text:p text:style-name="P12"/>
      <text:p text:style-name="P12"/>
      <text:p text:style-name="P12"/>
      <text:p text:style-name="P12"/>
      <text:p text:style-name="P2">Work achieve<text:span text:style-name="T27">d</text:span>:</text:p>
      <text:p text:style-name="P2"/>
      <text:p text:style-name="P6">what <text:span text:style-name="T27">did I do?</text:span></text:p>
      <text:p text:style-name="P6"/>
      <text:p text:style-name="P20">I studied how to use each of the technologies <text:span text:style-name="T28">involved</text:span> on this project. I did not have previous <text:span text:style-name="T28">experience</text:span> about <text:span text:style-name="T28">many of these things.</text:span></text:p>
      <text:p text:style-name="P20"/>
      <text:p text:style-name="P24">Since the beginning of the summer project I visited the university everyday to work on this project, having a<text:span text:style-name="T29">n agile standup </text:span>meeting every <text:span text:style-name="T29">T</text:span>hursday to discuss what I have done during the week. <text:s/>I wrote a <text:s/><text:span text:style-name="T29">workplace </text:span>diary saying what I did on <text:span text:style-name="T29">each</text:span> day.</text:p>
      <text:p text:style-name="P24"/>
      <text:p text:style-name="P24"/>
      <text:p text:style-name="P24"/>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Challenges:</text:p>
      <text:p text:style-name="P2"/>
      <text:p text:style-name="P6"><text:span text:style-name="T30">what d</text:span>ifficult<text:span text:style-name="T30">ies</text:span> <text:span text:style-name="T30">have</text:span> I experienced?</text:p>
      <text:p text:style-name="P6"/>
      <text:p text:style-name="P25">One of the most <text:span text:style-name="T30">challenging</text:span> experience<text:span text:style-name="T30">s</text:span> was to get accustomed <text:span text:style-name="T30">to</text:span> <text:span text:style-name="T30">L</text:span>inux, <text:span text:style-name="T30">since I had only previously used Windows OS.</text:span> </text:p>
      <text:p text:style-name="P25"/>
      <text:p text:style-name="P25">Sometimes I got stuck in some parts of the project, like when I did not know <text:span text:style-name="T31">what particular source code fragments meant, or how a general program operated.</text:span></text:p>
      <text:p text:style-name="P25"/>
      <text:p text:style-name="P2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Personal refle<text:span text:style-name="T32">ct</text:span>ion:</text:p>
      <text:p text:style-name="P2"/>
      <text:p text:style-name="P6">what was good on this project?</text:p>
      <text:p text:style-name="P6">what <text:span text:style-name="T32">did </text:span>I learn?</text:p>
      <text:p text:style-name="P20"/>
      <text:p text:style-name="P22"><text:span text:style-name="T33">I benefited from exposure to</text:span> some important tools, like github.</text:p>
      <text:p text:style-name="P22">At first, it was really exciting to learn and to be able to understand some new <text:span text:style-name="T33">utilities. However</text:span> it is also easy to get stuck with something, because there were many things news that I have not seen before, like <text:span text:style-name="T33">A</text:span>spect<text:span text:style-name="T33">J</text:span>.</text:p>
      <text:p text:style-name="P22"/>
      <text:p text:style-name="P22">I learned that it is very important to get some help when you are stuck for at least one hour on the project, because if you continue to try to solve this problem alone you are going to waste a lot of time.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conclusion:</text:p>
      <text:p text:style-name="P7"/>
      <text:p text:style-name="P7">summar<text:span text:style-name="T33">i</text:span>ze <text:s/>everything</text:p>
      <text:p text:style-name="P9"/>
      <text:p text:style-name="P9"/>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5:19:14.446939476</meta:creation-date>
    <dc:date>2015-08-04T17:21:38.014335841</dc:date>
    <meta:editing-duration>PT4H58M23S</meta:editing-duration>
    <meta:editing-cycles>38</meta:editing-cycles>
    <meta:generator>LibreOffice/4.4.3.2$Linux_X86_64 LibreOffice_project/40$Build-2</meta:generator>
    <meta:document-statistic meta:table-count="0" meta:image-count="0" meta:object-count="0" meta:page-count="8" meta:paragraph-count="72" meta:word-count="853" meta:character-count="5023" meta:non-whitespace-character-count="4224"/>
  </office:meta>
</office:document-meta>
</file>